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4.742cm"/>
    </style:style>
    <style:style style:name="gr2" style:family="graphic" style:parent-style-name="standard">
      <style:graphic-properties svg:stroke-color="#ffdbb6" draw:fill-color="#ffdbb6" draw:textarea-horizontal-align="justify" draw:textarea-vertical-align="middle" draw:auto-grow-height="false" fo:min-height="0.068cm" fo:min-width="0.94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01cm" fo:min-width="0.521cm"/>
    </style:style>
    <style:style style:name="gr5" style:family="graphic" style:parent-style-name="standard">
      <style:graphic-properties draw:stroke="none" svg:stroke-color="#000000" draw:fill="none" draw:fill-color="#ffffff" fo:min-height="0.608cm"/>
    </style:style>
    <style:style style:name="gr6" style:family="graphic" style:parent-style-name="standard">
      <style:graphic-properties draw:stroke="none" svg:stroke-color="#000000" draw:fill="none" draw:fill-color="#ffffff" fo:min-height="9.402cm"/>
    </style:style>
    <style:style style:name="gr7" style:family="graphic" style:parent-style-name="standard">
      <style:graphic-properties svg:stroke-color="#ffffff" draw:fill-color="#dde8cb" draw:textarea-horizontal-align="justify" draw:textarea-vertical-align="middle" draw:auto-grow-height="false" fo:min-height="1.097cm" fo:min-width="1.027cm"/>
    </style:style>
    <style:style style:name="gr8" style:family="graphic" style:parent-style-name="standard">
      <style:graphic-properties draw:stroke="none" svg:stroke-color="#000000" draw:fill="none" draw:fill-color="#ffffff" fo:min-height="0.628cm"/>
    </style:style>
    <style:style style:name="gr9" style:family="graphic" style:parent-style-name="standard">
      <style:graphic-properties draw:stroke="none" svg:stroke-color="#000000" draw:fill="none" draw:fill-color="#ffffff" fo:min-height="0.589cm"/>
    </style:style>
    <style:style style:name="gr10" style:family="graphic" style:parent-style-name="standard">
      <style:graphic-properties svg:stroke-color="#ffdbb6" draw:fill-color="#ffdbb6" draw:textarea-horizontal-align="justify" draw:textarea-vertical-align="middle" draw:auto-grow-height="false" fo:min-height="0.068cm" fo:min-width="1.992cm"/>
    </style:style>
    <style:style style:name="gr11" style:family="graphic" style:parent-style-name="standard">
      <style:graphic-properties draw:stroke="none" svg:stroke-color="#000000" draw:fill="none" draw:fill-color="#ffffff" fo:min-height="0.513cm"/>
    </style:style>
    <style:style style:name="gr12" style:family="graphic" style:parent-style-name="standard">
      <style:graphic-properties draw:stroke="none" draw:fill="none" fo:min-height="0.51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33cm"/>
    </style:style>
    <style:style style:name="gr15" style:family="graphic" style:parent-style-name="standard">
      <style:graphic-properties svg:stroke-color="#ffa6a6" draw:fill-color="#ffa6a6" draw:textarea-vertical-align="middle" draw:auto-grow-height="false" fo:min-height="2.037cm" fo:min-width="3.247cm"/>
    </style:style>
    <style:style style:name="gr16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dde8cb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a6a6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42cm" svg:height="3.302cm" svg:x="6.045cm" svg:y="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4.148cm" svg:y="6.2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651cm" svg:height="0.635cm" svg:x="11.648cm" svg:y="6.2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538cm" svg:height="0.962cm" svg:x="13.432cm" svg:y="6.014cm">
          <draw:text-box>
            <text:p>UI</text:p>
          </draw:text-box>
        </draw:frame>
        <draw:custom-shape draw:style-name="gr4" draw:text-style-name="P1" draw:layer="layout" svg:width="1.443cm" svg:height="1.485cm" svg:x="2.208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524cm" svg:height="0.858cm" svg:x="2.254cm" svg:y="6.1cm">
          <draw:text-box>
            <text:p><text:span text:style-name="T1">event</text:span></text:p>
          </draw:text-box>
        </draw:frame>
        <draw:frame draw:style-name="gr6" draw:text-style-name="P3" draw:layer="layout" svg:width="13.335cm" svg:height="9.652cm" svg:x="1.889cm" svg:y="16.875cm">
          <draw:text-box>
            <text:p>1. event occur</text:p>
            <text:p>2. instance create passing props</text:p>
            <text:p><text:span text:style-name="T2">3. </text:span>instance create passing props</text:p>
            <text:p>4. IframeWithSpinner &amp; Iframe rendering</text:p>
            <text:p>5. event occur</text:p>
            <text:p>6. state change</text:p>
            <text:p>7. function call</text:p>
            <text:p>8. state change</text:p>
            <text:p text:style-name="P5"><text:span text:style-name="T2">9. </text:span>IframeIteraction &amp; Iframe update</text:p>
            <text:p><text:span text:style-name="T2">10. rerendering </text:span>IframeIteraction &amp; Iframe </text:p>
          </draw:text-box>
        </draw:frame>
        <draw:custom-shape draw:style-name="gr7" draw:text-style-name="P7" xml:id="id3" draw:id="id3" draw:layer="layout" svg:width="2.159cm" svg:height="1.905cm" svg:x="6.55cm" svg:y="5.153cm">
          <text:p text:style-name="P6"><text:span text:style-name="T1">isLoa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42cm" svg:height="3.302cm" svg:x="6.045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11.648cm" svg:y="12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538cm" svg:height="0.962cm" svg:x="13.432cm" svg:y="12.714cm">
          <draw:text-box>
            <text:p>UI</text:p>
          </draw:text-box>
        </draw:frame>
        <draw:frame draw:style-name="gr8" draw:text-style-name="P8" draw:layer="layout" svg:width="4.953cm" svg:height="0.878cm" svg:x="6.207cm" svg:y="14.208cm">
          <draw:text-box>
            <text:p><text:span text:style-name="T3">Iframe</text:span></text:p>
          </draw:text-box>
        </draw:frame>
        <draw:frame draw:style-name="gr9" draw:text-style-name="P8" draw:layer="layout" svg:width="4.953cm" svg:height="0.839cm" svg:x="6.208cm" svg:y="7.508cm">
          <draw:text-box>
            <text:p><text:span text:style-name="T3">IframeWithSpinner</text:span></text:p>
          </draw:text-box>
        </draw:frame>
        <draw:custom-shape draw:style-name="gr10" draw:text-style-name="P2" draw:layer="layout" svg:width="2.848cm" svg:height="0.635cm" draw:transform="rotate (-1.5707963267949) translate (8.493cm 8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1" draw:id="id1" draw:layer="layout" svg:width="1.443cm" svg:height="1.485cm" svg:x="6.60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524cm" svg:height="0.858cm" svg:x="6.552cm" svg:y="12.695cm">
          <draw:text-box>
            <text:p><text:span text:style-name="T1">event</text:span></text:p>
          </draw:text-box>
        </draw:frame>
        <draw:frame draw:style-name="gr11" draw:text-style-name="P9" xml:id="id2" draw:id="id2" draw:layer="layout" svg:width="3.717cm" svg:height="0.763cm" svg:x="8.332cm" svg:y="10.714cm">
          <draw:text-box>
            <text:p><text:span text:style-name="T4">{url, onLoad}</text:span></text:p>
          </draw:text-box>
        </draw:frame>
        <draw:frame draw:style-name="gr12" draw:text-style-name="P10" draw:layer="layout" svg:width="1.665cm" svg:height="0.763cm" svg:x="4.072cm" svg:y="5.575cm">
          <draw:text-box>
            <text:p><text:span text:style-name="T4">{url}</text:span></text:p>
          </draw:text-box>
        </draw:frame>
        <draw:connector draw:style-name="gr13" draw:text-style-name="P11" draw:layer="layout" draw:type="curve" svg:x1="7.838cm" svg:y1="12.52cm" svg:x2="10.19cm" svg:y2="11.477cm" draw:start-shape="id1" draw:start-glue-point="11" draw:end-shape="id2" draw:end-glue-point="2" svg:d="M7838 12520c1568 0 2352-347 2352-1043" svg:viewBox="0 0 2353 1044">
          <text:p/>
        </draw:connector>
        <draw:frame draw:style-name="gr14" draw:text-style-name="P4" draw:layer="layout" svg:width="0.905cm" svg:height="0.683cm" svg:x="2.554cm" svg:y="7.165cm">
          <draw:text-box>
            <text:p><text:span text:style-name="T1">1</text:span></text:p>
          </draw:text-box>
        </draw:frame>
        <draw:frame draw:style-name="gr14" draw:text-style-name="P4" draw:layer="layout" svg:width="0.905cm" svg:height="0.683cm" svg:x="4.455cm" svg:y="6.731cm">
          <draw:text-box>
            <text:p><text:span text:style-name="T1">2</text:span></text:p>
          </draw:text-box>
        </draw:frame>
        <draw:frame draw:style-name="gr14" draw:text-style-name="P4" draw:layer="layout" svg:width="0.905cm" svg:height="0.683cm" svg:x="7.257cm" svg:y="10.433cm">
          <draw:text-box>
            <text:p><text:span text:style-name="T1">3</text:span></text:p>
          </draw:text-box>
        </draw:frame>
        <draw:custom-shape draw:style-name="gr15" draw:text-style-name="P12" draw:layer="layout" svg:width="3.746cm" svg:height="2.286cm" svg:x="6.833cm" svg:y="2.98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4" draw:layer="layout" svg:width="0.905cm" svg:height="0.683cm" svg:x="11.958cm" svg:y="13.434cm">
          <draw:text-box>
            <text:p><text:span text:style-name="T1">4</text:span></text:p>
          </draw:text-box>
        </draw:frame>
        <draw:frame draw:style-name="gr14" draw:text-style-name="P4" draw:layer="layout" svg:width="0.905cm" svg:height="0.683cm" svg:x="11.959cm" svg:y="6.735cm">
          <draw:text-box>
            <text:p><text:span text:style-name="T1">4</text:span></text:p>
          </draw:text-box>
        </draw:frame>
        <draw:frame draw:style-name="gr14" draw:text-style-name="P4" draw:layer="layout" svg:width="0.905cm" svg:height="0.683cm" svg:x="6.96cm" svg:y="13.736cm">
          <draw:text-box>
            <text:p><text:span text:style-name="T1">5</text:span></text:p>
          </draw:text-box>
        </draw:frame>
        <draw:frame draw:style-name="gr14" draw:text-style-name="P4" draw:layer="layout" svg:width="0.905cm" svg:height="0.683cm" svg:x="9.559cm" svg:y="12.135cm">
          <draw:text-box>
            <text:p><text:span text:style-name="T1">6</text:span></text:p>
          </draw:text-box>
        </draw:frame>
        <draw:frame draw:style-name="gr14" draw:text-style-name="P4" draw:layer="layout" svg:width="0.905cm" svg:height="0.683cm" svg:x="9.06cm" svg:y="6.636cm">
          <draw:text-box>
            <text:p><text:span text:style-name="T1">7</text:span></text:p>
          </draw:text-box>
        </draw:frame>
        <draw:frame draw:style-name="gr16" draw:text-style-name="P4" draw:layer="layout" svg:width="1.069cm" svg:height="1.115cm" svg:x="11.995cm" svg:y="12.435cm">
          <draw:text-box>
            <text:p><text:span text:style-name="T1">9</text:span></text:p>
          </draw:text-box>
        </draw:frame>
        <draw:frame draw:style-name="gr14" draw:text-style-name="P4" draw:layer="layout" svg:width="0.905cm" svg:height="0.683cm" svg:x="9.56cm" svg:y="3.436cm">
          <draw:text-box>
            <text:p><text:span text:style-name="T1">8</text:span></text:p>
          </draw:text-box>
        </draw:frame>
        <draw:frame draw:style-name="gr16" draw:text-style-name="P4" draw:layer="layout" svg:width="1.069cm" svg:height="1.115cm" svg:x="11.996cm" svg:y="5.736cm">
          <draw:text-box>
            <text:p><text:span text:style-name="T1">9</text:span></text:p>
          </draw:text-box>
        </draw:frame>
        <draw:custom-shape draw:style-name="gr15" draw:text-style-name="P12" draw:layer="layout" svg:width="3.746cm" svg:height="2.286cm" svg:x="6.768cm" svg:y="8.89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4" draw:layer="layout" svg:width="0.905cm" svg:height="0.683cm" svg:x="9.495cm" svg:y="9.348cm">
          <draw:text-box>
            <text:p><text:span text:style-name="T1">8</text:span></text:p>
          </draw:text-box>
        </draw:frame>
        <draw:connector draw:style-name="gr13" draw:text-style-name="P11" draw:layer="layout" draw:type="curve" svg:x1="10.19cm" svg:y1="10.714cm" svg:x2="8.709cm" svg:y2="6.106cm" draw:start-shape="id2" draw:start-glue-point="0" draw:end-shape="id3" draw:end-glue-point="10" svg:d="M10190 10714c0-3072-493-4608-1481-4608" svg:viewBox="0 0 1482 46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23:20:31.753357181</meta:creation-date>
    <dc:date>2019-08-26T10:12:15.951295363</dc:date>
    <meta:editing-duration>PT10H30M36S</meta:editing-duration>
    <meta:editing-cycles>84</meta:editing-cycles>
    <meta:generator>LibreOffice/6.1.6.3$Linux_X86_64 LibreOffice_project/10$Build-3</meta:generator>
    <meta:document-statistic meta:object-count="34"/>
  </office:meta>
</office:document-meta>
</file>